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640114003076741605"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7395106034246952498"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6598079879617784353"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6126829245992368887"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326827647367754621"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5398287097222694173"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7460957498811773886"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5938714799398832448"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7795265" text:continue-list="list7460957498811773886"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719509876598706140"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776558"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793571"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7807065" text:continue-numbering="true" text:style-name="L9">
        <text:list-item>
          <text:list>
            <text:list-header>
              <text:p text:style-name="P123">Warm down: <text:span text:style-name="T2">0.25 mile jog home</text:span></text:p>
              <text:p text:style-name="P124"/>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7780771" text:continue-numbering="true" text:style-name="L9">
        <text:list-item>
          <text:list>
            <text:list-header>
              <text:p text:style-name="P124">Time for 4.8 miles: 56: 32, Ave Pace: 11:51/mile, Ave HR:118,-&gt;1399 heartbeats/Mile</text:p>
              <text:p text:style-name="P12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799927" text:continue-numbering="true" text:style-name="L9">
        <text:list-item>
          <text:list>
            <text:list-header>
              <text:p text:style-name="P124">Today Oct 13:</text:p>
              <text:p text:style-name="P124">Time for 4.8 miles: 59: 34, Ave Pace: 12:24.5/mile, Ave HR:108.5,-&gt;1345 heartbeats/Mile</text:p>
              <text:p text:style-name="P124">On Thur <text:s/>Oct 8, 2020: </text:p>
              <text:p text:style-name="P124">Time for 4.8 miles: 59: 55, Ave Pace: 12:29/mile, Ave HR:112,-&gt;1398 heartbeats/Mile</text:p>
              <text:p text:style-name="P125">On Oct 8 when going up hill, I ran until my HR was up to 120 bpm and then walked until my HR was 110 bpm and then repeated.</text:p>
              <text:p text:style-name="P125">On Oct 13 when going up hill, I ran until my HR was up to 115 bpm and then walked until my HR was 105 bpm and then repeated.</text:p>
              <text:p text:style-name="P126">On Oct 13 my average rate was faster and heartbeats/mile was lower. Therefore this scheme is better. I should repeat these two workouts and also try the following:</text:p>
              <text:p text:style-name="P125">When going up hill, run until my HR is up to 110 bpm and then walk until my HR is 100 bpm and repeat.</text:p>
              <text:p text:style-name="P12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text:soft-page-break/>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text:soft-page-break/>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oft-page-break/><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soft-page-break/></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text:soft-page-break/>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text:soft-page-break/>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
      <text:p text:style-name="P76"><text:span text:style-name="T2">Mon <text:s/>March 29, 2021 </text:span>4.5 miles running</text:p>
      <text:p text:style-name="P80">Warm up:<text:span text:style-name="T2"> 0.5 miles to the cemetery loop</text:span></text:p>
      <text:p text:style-name="P80"><text:soft-page-break/>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text:soft-page-break/></text:p>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4712754557579758339" text:style-name="L10">
        <text:list-item>
          <text:list>
            <text:list-header>
              <text:p text:style-name="P117">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down: 10:35<text:tab/> <text:s text:c="3"/>131 <text:s/></text:p>
      <text:p text:style-name="P79"><text:s text:c="5"/>up: 14:07<text:tab/> <text:s text:c="2"/>133</text:p>
      <text:p text:style-name="P79">down: 11:48<text:tab/> <text:s text:c="2"/>113</text:p>
      <text:p text:style-name="P79"><text:soft-page-break/><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1 mile all down hill from the top of Greendale Cemetery to Stewart St and </text:p>
      <text:p text:style-name="P23"><text:soft-page-break/>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7">In the last week: <text:span text:style-name="T1">20.2 miles</text:span></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7"><text:s text:c="2"/></text:p>
      <text:p text:style-name="P23"/>
      <text:p text:style-name="P67"/>
      <text:p text:style-name="P23"><text:soft-page-break/></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2018769584881723581" text:style-name="L11">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4-27T17:56:53.42</dc:date>
    <dc:creator>James Lombardi</dc:creator>
    <meta:editing-duration>P10DT9H11M43S</meta:editing-duration>
    <meta:editing-cycles>907</meta:editing-cycles>
    <meta:generator>OpenOffice/4.1.2$Win32 OpenOffice.org_project/412m3$Build-9782</meta:generator>
    <meta:document-statistic meta:table-count="0" meta:image-count="9" meta:object-count="0" meta:page-count="101" meta:paragraph-count="2780" meta:word-count="31110" meta:character-count="159154"/>
  </office:meta>
</office:document-meta>
</file>